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Liberation Serif" fo:font-size="12pt" officeooo:rsid="001fe4e4" officeooo:paragraph-rsid="001fe4e4" style:font-size-asian="12pt" style:font-size-complex="12pt"/>
    </style:style>
    <style:style style:name="P2" style:family="paragraph" style:parent-style-name="Standard">
      <style:paragraph-properties fo:line-height="115%"/>
      <style:text-properties style:font-name="Liberation Serif" fo:font-size="12pt" officeooo:rsid="0020af10" officeooo:paragraph-rsid="0020af10" style:font-size-asian="12pt" style:font-size-complex="12pt"/>
    </style:style>
    <style:style style:name="P3" style:family="paragraph" style:parent-style-name="Standard">
      <style:paragraph-properties fo:line-height="115%" fo:text-align="center" style:justify-single-word="false"/>
      <style:text-properties style:font-name="Liberation Serif" fo:font-size="12pt" style:font-size-asian="12pt" style:font-size-complex="12pt"/>
    </style:style>
    <style:style style:name="P4" style:family="paragraph" style:parent-style-name="Standard">
      <style:paragraph-properties fo:line-height="115%"/>
      <style:text-properties style:font-name="Liberation Serif" fo:font-size="12pt" officeooo:paragraph-rsid="00347bc3" style:font-size-asian="12pt" style:font-size-complex="12pt"/>
    </style:style>
    <style:style style:name="P5" style:family="paragraph" style:parent-style-name="Standard">
      <style:paragraph-properties fo:line-height="115%"/>
      <style:text-properties style:font-name="Liberation Serif" fo:font-size="12pt" officeooo:rsid="0023a8b6" officeooo:paragraph-rsid="0023a8b6" style:font-size-asian="12pt" style:font-size-complex="12pt"/>
    </style:style>
    <style:style style:name="P6" style:family="paragraph" style:parent-style-name="Standard">
      <style:paragraph-properties fo:line-height="115%"/>
      <style:text-properties style:font-name="Liberation Serif" fo:font-size="12pt" officeooo:rsid="0023a8b6" officeooo:paragraph-rsid="00270107" style:font-size-asian="12pt" style:font-size-complex="12pt"/>
    </style:style>
    <style:style style:name="P7" style:family="paragraph" style:parent-style-name="Text_20_body">
      <style:paragraph-properties fo:line-height="115%"/>
      <style:text-properties fo:color="#000000" style:font-name="Liberation Serif" fo:font-size="12pt" officeooo:rsid="0020af10" officeooo:paragraph-rsid="0020af10" fo:background-color="#ffffff" style:font-size-asian="12pt" style:font-size-complex="12pt"/>
    </style:style>
    <style:style style:name="P8" style:family="paragraph" style:parent-style-name="Text_20_body">
      <style:paragraph-properties fo:line-height="115%" fo:orphans="0"/>
      <style:text-properties fo:color="#000000" style:font-name="Liberation Serif" fo:font-size="12pt" fo:background-color="#ffffff" style:font-size-asian="12pt" style:font-size-complex="12pt"/>
    </style:style>
    <style:style style:name="P9" style:family="paragraph" style:parent-style-name="Text_20_body">
      <style:text-properties officeooo:paragraph-rsid="0035804d"/>
    </style:style>
    <style:style style:name="P10" style:family="paragraph" style:parent-style-name="Text_20_body">
      <style:paragraph-properties fo:line-height="115%"/>
      <style:text-properties style:font-name="Liberation Serif" fo:font-size="12pt" officeooo:rsid="0020af10" officeooo:paragraph-rsid="0020af10" style:font-size-asian="12pt" style:font-size-complex="12pt"/>
    </style:style>
    <style:style style:name="P11" style:family="paragraph" style:parent-style-name="Standard">
      <style:paragraph-properties fo:margin-top="0in" fo:margin-bottom="0in" loext:contextual-spacing="false" fo:line-height="115%"/>
      <style:text-properties style:font-name="Liberation Serif" fo:font-size="12pt" officeooo:rsid="0023a8b6" officeooo:paragraph-rsid="00270107" style:font-size-asian="12pt" style:font-size-complex="12pt"/>
    </style:style>
    <style:style style:name="P12" style:family="paragraph" style:parent-style-name="Standard">
      <style:paragraph-properties fo:margin-top="0in" fo:margin-bottom="0in" loext:contextual-spacing="false" fo:line-height="115%"/>
      <style:text-properties style:font-name="Liberation Serif" fo:font-size="12pt" officeooo:rsid="002c3151" officeooo:paragraph-rsid="0032be74" style:font-size-asian="12pt" style:font-size-complex="12pt"/>
    </style:style>
    <style:style style:name="P13" style:family="paragraph" style:parent-style-name="Standard">
      <style:paragraph-properties fo:margin-top="0in" fo:margin-bottom="0in" loext:contextual-spacing="false" fo:line-height="115%"/>
      <style:text-properties style:font-name="Liberation Serif" fo:font-size="12pt" officeooo:rsid="00347bc3" officeooo:paragraph-rsid="00347bc3" style:font-size-asian="12pt" style:font-size-complex="12pt"/>
    </style:style>
    <style:style style:name="P14" style:family="paragraph" style:parent-style-name="Standard">
      <style:paragraph-properties fo:margin-top="0in" fo:margin-bottom="0in" loext:contextual-spacing="false" fo:line-height="115%"/>
      <style:text-properties style:font-name="Liberation Serif" fo:font-size="12pt" officeooo:rsid="0035804d" officeooo:paragraph-rsid="0035804d" style:font-size-asian="12pt" style:font-size-complex="12pt"/>
    </style:style>
    <style:style style:name="P15" style:family="paragraph" style:parent-style-name="Standard">
      <style:paragraph-properties fo:margin-top="0in" fo:margin-bottom="0in" loext:contextual-spacing="false" fo:line-height="115%"/>
      <style:text-properties officeooo:paragraph-rsid="002d2f0a"/>
    </style:style>
    <style:style style:name="P16" style:family="paragraph" style:parent-style-name="Standard">
      <style:paragraph-properties fo:margin-top="0in" fo:margin-bottom="0in" loext:contextual-spacing="false" fo:line-height="115%"/>
      <style:text-properties officeooo:paragraph-rsid="003206d3"/>
    </style:style>
    <style:style style:name="P17" style:family="paragraph" style:parent-style-name="Standard">
      <style:paragraph-properties fo:margin-top="0in" fo:margin-bottom="0in" loext:contextual-spacing="false" fo:line-height="115%"/>
      <style:text-properties officeooo:paragraph-rsid="0032be74"/>
    </style:style>
    <style:style style:name="P18" style:family="paragraph" style:parent-style-name="Horizontal_20_Line">
      <style:text-properties officeooo:rsid="002a9e14" officeooo:paragraph-rsid="002a9e14"/>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Standard">
      <style:paragraph-properties fo:line-height="115%" fo:break-before="page"/>
      <style:text-properties style:font-name="Liberation Serif" fo:font-size="12pt" officeooo:rsid="0020af10" officeooo:paragraph-rsid="0020af10" style:font-size-asian="12pt" style:font-size-complex="12pt"/>
    </style:style>
    <style:style style:name="P22" style:family="paragraph" style:parent-style-name="Text_20_body">
      <style:text-properties fo:font-style="normal" officeooo:rsid="0035804d" officeooo:paragraph-rsid="0035804d" style:font-style-asian="normal" style:font-style-complex="normal"/>
    </style:style>
    <style:style style:name="P23" style:family="paragraph" style:parent-style-name="Heading_20_3">
      <style:text-properties officeooo:paragraph-rsid="0035804d"/>
    </style:style>
    <style:style style:name="P24" style:family="paragraph" style:parent-style-name="Heading_20_3">
      <style:paragraph-properties fo:break-before="page"/>
    </style:style>
    <style:style style:name="P25" style:family="paragraph" style:parent-style-name="Standard">
      <style:paragraph-properties fo:margin-top="0in" fo:margin-bottom="0in" loext:contextual-spacing="false" fo:line-height="115%"/>
      <style:text-properties style:font-name="Liberation Serif" fo:font-size="12pt" officeooo:rsid="002a9e14" officeooo:paragraph-rsid="003206d3" style:font-size-asian="12pt" style:font-size-complex="12pt"/>
    </style:style>
    <style:style style:name="P26" style:family="paragraph" style:parent-style-name="Standard">
      <style:paragraph-properties fo:margin-top="0in" fo:margin-bottom="0in" loext:contextual-spacing="false" fo:line-height="115%"/>
      <style:text-properties style:font-name="Liberation Serif" fo:font-size="12pt" officeooo:rsid="002c3151" officeooo:paragraph-rsid="0032be74" style:font-size-asian="12pt" style:font-size-complex="12pt"/>
    </style:style>
    <style:style style:name="P27" style:family="paragraph" style:parent-style-name="Standard">
      <style:paragraph-properties fo:line-height="115%"/>
      <style:text-properties style:font-name="Liberation Serif" fo:font-size="12pt" officeooo:paragraph-rsid="003a24e0" style:font-size-asian="12pt" style:font-size-complex="12pt"/>
    </style:style>
    <style:style style:name="P28" style:family="paragraph" style:parent-style-name="Standard">
      <style:paragraph-properties fo:line-height="115%"/>
      <style:text-properties officeooo:paragraph-rsid="003a24e0"/>
    </style:style>
    <style:style style:name="T1" style:family="text">
      <style:text-properties officeooo:rsid="001fe4e4"/>
    </style:style>
    <style:style style:name="T2" style:family="text">
      <style:text-properties officeooo:rsid="0020af1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35804d" style:font-style-asian="italic" style:font-style-complex="italic"/>
    </style:style>
    <style:style style:name="T6" style:family="text">
      <style:text-properties officeooo:rsid="00213f12"/>
    </style:style>
    <style:style style:name="T7" style:family="text">
      <style:text-properties officeooo:rsid="00218bad"/>
    </style:style>
    <style:style style:name="T8" style:family="text">
      <style:text-properties officeooo:rsid="00270107"/>
    </style:style>
    <style:style style:name="T9" style:family="text">
      <style:text-properties officeooo:rsid="00299818"/>
    </style:style>
    <style:style style:name="T10" style:family="text">
      <style:text-properties style:font-name="Liberation Serif" fo:font-size="12pt" officeooo:rsid="00299818" style:font-size-asian="12pt" style:font-size-complex="12pt"/>
    </style:style>
    <style:style style:name="T11" style:family="text">
      <style:text-properties style:font-name="Liberation Serif" fo:font-size="12pt" officeooo:rsid="002a9e14" style:font-size-asian="12pt" style:font-size-complex="12pt"/>
    </style:style>
    <style:style style:name="T12" style:family="text">
      <style:text-properties style:font-name="Liberation Serif" fo:font-size="12pt" officeooo:rsid="002c3151" style:font-size-asian="12pt" style:font-size-complex="12pt"/>
    </style:style>
    <style:style style:name="T13" style:family="text">
      <style:text-properties style:font-name="Liberation Serif" fo:font-size="12pt" officeooo:rsid="002d2f0a" style:font-size-asian="12pt" style:font-size-complex="12pt"/>
    </style:style>
    <style:style style:name="T14" style:family="text">
      <style:text-properties style:font-name="Liberation Serif" fo:font-size="12pt" officeooo:rsid="0023a8b6" style:font-size-asian="12pt" style:font-size-complex="12pt"/>
    </style:style>
    <style:style style:name="T15" style:family="text">
      <style:text-properties style:font-name="Liberation Serif" fo:font-size="12pt" officeooo:rsid="002e7a42" style:font-size-asian="12pt" style:font-size-complex="12pt"/>
    </style:style>
    <style:style style:name="T16" style:family="text">
      <style:text-properties style:font-name="Liberation Serif" fo:font-size="12pt" officeooo:rsid="003206d3" style:font-size-asian="12pt" style:font-size-complex="12pt"/>
    </style:style>
    <style:style style:name="T17" style:family="text">
      <style:text-properties style:font-name="Liberation Serif" fo:font-size="12pt" officeooo:rsid="00325b4c" style:font-size-asian="12pt" style:font-size-complex="12pt"/>
    </style:style>
    <style:style style:name="T18" style:family="text">
      <style:text-properties style:font-name="Liberation Serif" fo:font-size="12pt" officeooo:rsid="00347bc3" style:font-size-asian="12pt" style:font-size-complex="12pt"/>
    </style:style>
    <style:style style:name="T19" style:family="text">
      <style:text-properties style:font-name="Liberation Serif" fo:font-size="12pt" officeooo:rsid="0035804d" style:font-size-asian="12pt" style:font-size-complex="12pt"/>
    </style:style>
    <style:style style:name="T20" style:family="text">
      <style:text-properties style:font-name="Liberation Serif" fo:font-size="12pt" officeooo:rsid="003a24e0" style:font-size-asian="12pt" style:font-size-complex="12pt"/>
    </style:style>
    <style:style style:name="T21" style:family="text">
      <style:text-properties style:font-name="Liberation Serif" fo:font-size="12pt" officeooo:rsid="003b9e39" style:font-size-asian="12pt" style:font-size-complex="12pt"/>
    </style:style>
    <style:style style:name="T22" style:family="text">
      <style:text-properties style:font-name="Liberation Serif" fo:font-size="12pt" officeooo:rsid="003d0819" style:font-size-asian="12pt" style:font-size-complex="12pt"/>
    </style:style>
    <style:style style:name="T23" style:family="text">
      <style:text-properties officeooo:rsid="002d2f0a"/>
    </style:style>
    <style:style style:name="T24" style:family="text">
      <style:text-properties officeooo:rsid="00302840"/>
    </style:style>
    <style:style style:name="T25" style:family="text">
      <style:text-properties officeooo:rsid="0035804d"/>
    </style:style>
    <style:style style:name="T26" style:family="text">
      <style:text-properties fo:font-style="normal" style:font-style-asian="normal" style:font-style-complex="normal"/>
    </style:style>
    <style:style style:name="T27" style:family="text">
      <style:text-properties fo:font-style="normal" officeooo:rsid="0035804d" style:font-style-asian="normal" style:font-style-complex="normal"/>
    </style:style>
    <style:style style:name="T28" style:family="text">
      <style:text-properties officeooo:rsid="0036db3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Oblivorian Vulnerability Scanner</text:p>
      <text:p text:style-name="P1">By Nicholas Garrett</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19"><text:a xlink:type="simple" xlink:href="#__RefHeading___Toc554_2476845185" text:style-name="Index_20_Link" text:visited-style-name="Index_20_Link">Introduction<text:tab/>3</text:a></text:p>
          <text:p text:style-name="P19"><text:a xlink:type="simple" xlink:href="#__RefHeading___Toc556_2476845185" text:style-name="Index_20_Link" text:visited-style-name="Index_20_Link">Port Scanner<text:tab/>3</text:a></text:p>
          <text:p text:style-name="P19"><text:a xlink:type="simple" xlink:href="#__RefHeading___Toc558_2476845185" text:style-name="Index_20_Link" text:visited-style-name="Index_20_Link">Sniffer<text:tab/>4</text:a></text:p>
          <text:p text:style-name="P19"><text:a xlink:type="simple" xlink:href="#__RefHeading___Toc560_2476845185" text:style-name="Index_20_Link" text:visited-style-name="Index_20_Link">System information<text:tab/>4</text:a></text:p>
          <text:p text:style-name="P19"><text:a xlink:type="simple" xlink:href="#__RefHeading___Toc562_2476845185" text:style-name="Index_20_Link" text:visited-style-name="Index_20_Link">Serial Port Scanning<text:tab/>4</text:a></text:p>
        </text:index-body>
      </text:table-of-content>
      <text:p text:style-name="P1"/>
      <text:h text:style-name="P24" text:outline-level="3"><text:bookmark-start text:name="__RefHeading___Toc554_2476845185"/>Introduction<text:bookmark-end text:name="__RefHeading___Toc554_2476845185"/></text:h>
      <text:p text:style-name="P4"/>
      <text:p text:style-name="P4"><text:span text:style-name="T1"><text:tab/>When the first comercially available personal computer, the Kenbak-1, </text:span><text:span text:style-name="T2">was released to the </text:span></text:p>
      <text:p text:style-name="P4"><text:span text:style-name="T2">public </text:span><text:span text:style-name="T6">in 1971, </text:span><text:span text:style-name="T2">the concept of computer viruses was only that—a concept. <text:s/>It was not until </text:span><text:span text:style-name="T6">the spread of the Creeper Virus of that same year that the need for cyber security became evident. <text:s/>Prior to Creeper, popularly </text:span><text:span text:style-name="T7">known as the first computer virus, the practical need for implementations to avoid vulnerabilities only contained bugfixing and avoiding system errors. <text:s/></text:span><text:span text:style-name="T25">However, with the rising popularity and prevalence of computer viruses being spread from system to system, </text:span><text:span text:style-name="T28">the importance of maintaining security and preventing cyber attack is rising as well. <text:s/></text:span></text:p>
      <text:p text:style-name="P27"><text:tab/><text:span text:style-name="T28">In this paper, I describe a software system I have built intended to detect common exploitable issues easily detectable on a computer system. <text:s/>I will also explain these possible exploits and how they pose issue and threat to computer systems. <text:s/>Each of the exploits I will describe—or methods to reach exploit—are useful to an attacker intending to gain access to a computer system. <text:s/></text:span></text:p>
      <text:p text:style-name="P27"/>
      <text:p text:style-name="Horizontal_20_Line"/>
      <text:h text:style-name="Heading_20_3" text:outline-level="3">Oblivorian </text:h>
      <text:p text:style-name="Text_20_body"/>
      <text:p text:style-name="P28"><text:span text:style-name="T20"><text:tab/>The software system I have built is called Oblivorian. <text:s/></text:span><text:span text:style-name="T21">Oblivorian</text:span><text:span text:style-name="T20"> is a system written in Python3 </text:span><text:span text:style-name="T21">designed to scan a system for some of the simple vulnerabilities seen. <text:s/>As with almost any software system, Oblivorian is a continuously changing software program designed to change and improve over time. <text:s/>Hopefully, given enough time, this program will be able to scan for more advanced and difficult software vulnerabilities.</text:span></text:p>
      <text:p text:style-name="P28"><text:span text:style-name="T21"><text:tab/>Of <text:s/>course, it is unfortunately limited by my abilities in programming and by the extent of my understanding in cybersecurity principles. <text:s/>Python was chosen for the flexible and adaptable nature of its code. <text:s/>While a lower-level language may have been a better choice for the deeper control it can provide, Python is much easier to program in. <text:s/>In the future, I may implement C or similar scripts to perform some of the scans. <text:s/>However, this is only a possible plan for the future. <text:s/></text:span></text:p>
      <text:p text:style-name="P28"><text:span text:style-name="T21"><text:tab/>In this paper, I will describe various vulnerabilities and how Oblivorian </text:span><text:span text:style-name="T22">works to fix or detect these vulnerabilities. <text:s/></text:span></text:p>
      <text:p text:style-name="P4"/>
      <text:p text:style-name="P18"/>
      <text:h text:style-name="Heading_20_3" text:outline-level="3"><text:bookmark-start text:name="__RefHeading___Toc556_2476845185"/>Port Scanner<text:bookmark-end text:name="__RefHeading___Toc556_2476845185"/></text:h>
      <text:p text:style-name="P6"><text:tab/></text:p>
      <text:p text:style-name="P11"><text:tab/>Internet ports are an important part of connecting your computer to the outside world. <text:span text:style-name="T8">Through them information and data can be both sent and received </text:span><text:span text:style-name="T9">to the internet</text:span><text:span text:style-name="T8">. <text:s/></text:span><text:span text:style-name="T24">Through this, a personal computer in Japan is capable to sending data to another system somewhere else in the world.</text:span> <text:s/>However, while ports must be open in order to connect to, this is a double-edged sword: <text:span text:style-name="T9">e</text:span>very open port is a potential vulnerability that an attacker could exploit. <text:s/><text:span text:style-name="T23">An attacker needs only to gain access to a port and they </text:span><text:span text:style-name="T24">can then possibly get information about your syestem and possibly open doors for the </text:span><text:soft-page-break/><text:span text:style-name="T24">execution of malicious software.</text:span><text:span text:style-name="T23"> <text:s/></text:span><text:span text:style-name="T8">Therefore, in order to ensure our computer system is more secure than otherwise, we should make sure that only ports we want to be open remain so, and all </text:span><text:span text:style-name="T24">non-actively </text:span><text:span text:style-name="T8">used ports are closed. </text:span></text:p>
      <text:p text:style-name="P11"/>
      <text:p text:style-name="P15"><text:span text:style-name="T14"><text:tab/></text:span><text:span text:style-name="T12">However, what defines a used verses an unused port? <text:s/>Simply put, a used port is one in which the daemon, </text:span><text:span text:style-name="T13">a program that runs in the background without input from the user, is still listening on a port. <text:s/>Therefore, by the logical conjugate, </text:span><text:span text:style-name="T17">we can say that</text:span><text:span text:style-name="T13"> unused ports are those in which no daemon is listening </text:span><text:span text:style-name="T17">for incomming traffic</text:span><text:span text:style-name="T13">.</text:span></text:p>
      <text:p text:style-name="P16"><text:span text:style-name="T13"><text:tab/></text:span><text:span text:style-name="T10">Our first thought might be to simply close all the ports we do not want to use. <text:s/></text:span><text:span text:style-name="T17">This would prevent attackers from retrieving information about our system. <text:s/></text:span><text:span text:style-name="T10">However, this impulsive action could lead to necessary ports being closed. <text:s/>Suppose we close the ports necessary for HTTP </text:span><text:span text:style-name="T11">or HTTPS (80 and 443, respectively), suddenly we would find that internet browsing programs no longer work, </text:span><text:span text:style-name="T16">as HTTP and HTTPS are important in transferring the data used in internet browsing</text:span><text:span text:style-name="T11">. </text:span></text:p>
      <text:p text:style-name="P25"/>
      <text:p text:style-name="P16"><text:span text:style-name="T11"><text:tab/>Thus, we can see that closing ports without first seeing what they do or closing ports often used, can lead to the systems using those ports to malfunction or fail. <text:s/>Therefore, we must be careful not only to close unused ports, but also to </text:span><text:span text:style-name="T17">not close</text:span><text:span text:style-name="T11"> open ports that are used frequently.</text:span></text:p>
      <text:p text:style-name="P15"><text:span text:style-name="T11"><text:tab/></text:span><text:span text:style-name="T12">Therefore, instead of atomatically closing open ports </text:span><text:span text:style-name="T17">when they are found</text:span><text:span text:style-name="T12">, if we list the ports and give </text:span><text:span text:style-name="T17">to </text:span><text:span text:style-name="T12">the user the option of what ports to close, giving </text:span><text:span text:style-name="T17">to </text:span><text:span text:style-name="T12">them an explanation of what </text:span><text:span text:style-name="T17">the purpose of these ports are</text:span><text:span text:style-name="T12">, the risk of closing ports best left open can be decreased and control can be put into the hands of the user. </text:span></text:p>
      <text:p text:style-name="P17"><text:span text:style-name="T12"><text:tab/></text:span><text:span text:style-name="T13">F</text:span><text:span text:style-name="T12">ollo</text:span><text:span text:style-name="T13">w</text:span><text:span text:style-name="T12">ing this plan, it is quite possible that the list of open ports may be quite large. <text:s/></text:span><text:span text:style-name="T15">For example, MacOS websites state that as about 132 ports are open by default on many Apple services. <text:s/></text:span><text:span text:style-name="T12">To imrove user experience, it would be more convenient to somehow filter through ports that should be closed, only leaving ports with an active owner up to the user to close if wished.</text:span></text:p>
      <text:p text:style-name="P12"><text:tab/></text:p>
      <text:p text:style-name="P17"><text:span text:style-name="T18"><text:tab/>The/</text:span><text:span text:style-name="T19">n/n/n</text:span></text:p>
      <text:p text:style-name="P12"/>
      <text:p text:style-name="Horizontal_20_Line"/>
      <text:h text:style-name="Heading_20_3" text:outline-level="3"><text:bookmark-start text:name="__RefHeading___Toc558_2476845185"/>Sniffer<text:bookmark-end text:name="__RefHeading___Toc558_2476845185"/></text:h>
      <text:p text:style-name="P13"/>
      <text:p text:style-name="P13"><text:tab/>k/<text:span text:style-name="T25">n/n/n</text:span></text:p>
      <text:p text:style-name="P13"/>
      <text:p text:style-name="Horizontal_20_Line"/>
      <text:h text:style-name="Heading_20_3" text:outline-level="3"><text:bookmark-start text:name="__RefHeading___Toc560_2476845185"/>System information<text:bookmark-end text:name="__RefHeading___Toc560_2476845185"/></text:h>
      <text:p text:style-name="P14"><text:tab/><text:span text:style-name="T4">n</text:span><text:span text:style-name="T26">n/n/n/n</text:span></text:p>
      <text:p text:style-name="P5"/>
      <text:p text:style-name="Horizontal_20_Line"/>
      <text:h text:style-name="P23" text:outline-level="3"><text:bookmark-start text:name="__RefHeading___Toc562_2476845185"/><text:soft-page-break/>Serial Port Scanning<text:bookmark-end text:name="__RefHeading___Toc562_2476845185"/></text:h>
      <text:p text:style-name="P9"><text:span text:style-name="T25"><text:tab/></text:span><text:span text:style-name="T5">n</text:span><text:span text:style-name="T27">n/n/n/n</text:span></text:p>
      <text:p text:style-name="P22"/>
      <text:p text:style-name="P22"/>
      <text:p text:style-name="P22"/>
      <text:p text:style-name="P22"/>
      <text:p text:style-name="P22"/>
      <text:p text:style-name="P21">References</text:p>
      <text:p text:style-name="P2"/>
      <text:p text:style-name="P7">Baqué, Achim. “The First Personal Computer.” <text:span text:style-name="T3">The First Personal Computer</text:span>, www.thefirstpc.com/. Accessed 18 Nov. 2021.</text:p>
      <text:p text:style-name="P8">‌</text:p>
      <text:p text:style-name="P2">Matthews, Tim. “Creeper: The World’s First Computer Virus - Exabeam.” <text:span text:style-name="T3">Exabeam</text:span>, 5 Mar. 2019, <text:a xlink:type="simple" xlink:href="http://www.exabeam.com/information-security/creeper-computer-virus/" text:style-name="Internet_20_link" text:visited-style-name="Visited_20_Internet_20_Link">www.exabeam.com/information-security/creeper-computer-virus/</text:a>.</text:p>
      <text:p text:style-name="P2"/>
      <text:p text:style-name="P2">“What Is Port Scanning and How Does It Work? | Avast.” <text:span text:style-name="T3">Www.avast.com</text:span>, <text:a xlink:type="simple" xlink:href="http://www.avast.com/business/resources/what-is-port-scanning#pc" text:style-name="Internet_20_link" text:visited-style-name="Visited_20_Internet_20_Link">www.avast.com/business/resources/what-is-port-scanning#pc</text:a>.</text:p>
      <text:p text:style-name="P2"/>
      <text:p text:style-name="P2">Borges, Esteban. “SecurityTrails | What Are Open Ports?” <text:span text:style-name="T3">Securitytrails.com</text:span>, securitytrails.com/blog/open-ports.</text:p>
      <text:p text:style-name="P2"/>
      <text:p text:style-name="P2">Hartwig, Chris. “Why Closing Unused Server Ports Is Critical to Cyber Security.” <text:span text:style-name="T3">Blog.getcryptostopper.com</text:span>, 2015, blog.getcryptostopper.com/why-closing-unused-server-ports-is-critical-to-cyber-security.</text:p>
      <text:p text:style-name="P2"/>
      <text:p text:style-name="P10">DamirDamir 50.1k9090 gold badges237237 silver badges356356 bronze badges, et al. “Is It Possible in Python to Kill Process That Is Listening on Specific Port, for Example 8080?” <text:span text:style-name="T3">Stack Overflow</text:span>, 1 Feb. 1962, stackoverflow.com/questions/20691258/is-it-possible-in-python-to-kill-process-that-is-listening-on-specific-port-for. </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8T15:21:06.506276033</meta:creation-date>
    <dc:date>2021-11-21T19:32:42.047183802</dc:date>
    <meta:editing-duration>PT1H23M47S</meta:editing-duration>
    <meta:editing-cycles>9</meta:editing-cycles>
    <meta:generator>LibreOffice/6.4.6.2$Linux_X86_64 LibreOffice_project/40$Build-2</meta:generator>
    <meta:document-statistic meta:table-count="0" meta:image-count="0" meta:object-count="0" meta:page-count="6" meta:paragraph-count="40" meta:word-count="934" meta:character-count="6011" meta:non-whitespace-character-count="5062"/>
  </office:meta>
</office:document-meta>
</file>